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152cm" draw:marker-end-width="0.152cm" draw:fill="solid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152cm" draw:marker-end-width="0.1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6cm" fo:min-width="6.7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6.984cm" svg:height="1.669cm" svg:x="9.388cm" svg:y="0.1cm">
          <text:p text:style-name="P1"><text:span text:style-name="T1">Fortran 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3.809cm" svg:height="1.905cm" svg:x="7.186cm" svg:y="3.909cm">
          <text:p text:style-name="P1"><text:span text:style-name="T2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7" draw:layer="layout" svg:width="3.809cm" svg:height="1.905cm" svg:x="10.996cm" svg:y="3.909cm">
          <text:p text:style-name="P1"><text:span text:style-name="T2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85cm" svg:height="1.904cm" svg:x="0.2cm" svg:y="5.815cm">
          <text:p text:style-name="P1"><text:span text:style-name="T2">Kernel</text:span></text:p>
          <text:p text:style-name="P1"><text:span text:style-name="T2">in target langu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4cm" svg:height="3.174cm" svg:x="0.2cm" svg:y="9.624cm">
          <text:p text:style-name="P1"><text:span text:style-name="T2">Host config and </text:span></text:p>
          <text:p text:style-name="P1"><text:span text:style-name="T2">results checking</text:span></text:p>
          <text:p text:style-name="P1"><text:span text:style-name="T2">in Fort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8" draw:layer="layout" svg:width="3.809cm" svg:height="1.905cm" svg:x="14.807cm" svg:y="3.909cm">
          <text:p text:style-name="P1"><text:span text:style-name="T2">OpenC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4cm" svg:height="1.904cm" svg:x="0.201cm" svg:y="7.72cm">
          <text:p text:style-name="P1"><text:span text:style-name="T2">Host side kernel init</text:span></text:p>
          <text:p text:style-name="P1"><text:span text:style-name="T2">In C++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09cm" svg:height="1.905cm" svg:x="7.186cm" svg:y="5.814cm">
          <text:p text:style-name="P1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0.996cm" svg:y="5.814cm">
          <text:p text:style-name="P1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4.807cm" svg:y="5.814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09cm" svg:height="1.905cm" svg:x="7.186cm" svg:y="7.715cm">
          <text:p text:style-name="P1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0.996cm" svg:y="7.715cm">
          <text:p text:style-name="P1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4.807cm" svg:y="7.715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09cm" svg:height="3.183cm" svg:x="7.186cm" svg:y="9.616cm">
          <text:p text:style-name="P1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3" draw:layer="layout" svg:width="3.809cm" svg:height="3.183cm" svg:x="10.996cm" svg:y="9.616cm">
          <text:p text:style-name="P1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" draw:layer="layout" svg:width="3.809cm" svg:height="3.183cm" svg:x="14.807cm" svg:y="9.616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4cm" svg:height="1.904cm" svg:x="0.202cm" svg:y="3.915cm">
          <text:p text:style-name="P1"><text:span text:style-name="T2">Generated code p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8.255cm" svg:height="1.669cm" svg:x="8.755cm" svg:y="15cm">
          <text:p text:style-name="P1"><text:span text:style-name="T1">Single executab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09cm" svg:y1="12.799cm" svg:x2="12.882cm" svg:y2="15cm" draw:start-shape="id1" draw:start-glue-point="2" draw:end-shape="id2" draw:end-glue-point="0" svg:d="m9090 12799 3792 2201">
          <text:p/>
        </draw:connector>
        <draw:connector draw:style-name="gr4" draw:text-style-name="P1" draw:layer="layout" draw:type="line" svg:x1="12.9cm" svg:y1="12.799cm" svg:x2="12.882cm" svg:y2="15cm" draw:start-shape="id3" draw:start-glue-point="2" draw:end-shape="id2" draw:end-glue-point="0" svg:d="m12900 12799-18 2201">
          <text:p/>
        </draw:connector>
        <draw:connector draw:style-name="gr4" draw:text-style-name="P1" draw:layer="layout" draw:type="line" svg:x1="16.711cm" svg:y1="12.799cm" svg:x2="12.882cm" svg:y2="15cm" draw:start-shape="id4" draw:start-glue-point="2" draw:end-shape="id2" draw:end-glue-point="0" svg:d="m16711 12799-3829 2201">
          <text:p/>
        </draw:connector>
        <draw:connector draw:style-name="gr4" draw:text-style-name="P1" draw:layer="layout" draw:type="line" svg:x1="12.88cm" svg:y1="1.769cm" svg:x2="9.09cm" svg:y2="3.909cm" draw:start-shape="id5" draw:start-glue-point="2" draw:end-shape="id6" draw:end-glue-point="0" svg:d="m12880 1769-3790 2140">
          <text:p/>
        </draw:connector>
        <draw:connector draw:style-name="gr4" draw:text-style-name="P1" draw:layer="layout" draw:type="line" svg:x1="12.88cm" svg:y1="1.769cm" svg:x2="12.9cm" svg:y2="3.909cm" draw:start-shape="id5" draw:start-glue-point="2" draw:end-shape="id7" draw:end-glue-point="0" svg:d="m12880 1769 20 2140">
          <text:p/>
        </draw:connector>
        <draw:connector draw:style-name="gr4" draw:text-style-name="P1" draw:layer="layout" draw:type="line" svg:x1="12.88cm" svg:y1="1.769cm" svg:x2="16.711cm" svg:y2="3.909cm" draw:start-shape="id5" draw:start-glue-point="2" draw:end-shape="id8" draw:end-glue-point="0" svg:d="m12880 1769 3831 2140">
          <text:p/>
        </draw:connector>
        <draw:line draw:style-name="gr4" draw:text-style-name="P1" draw:layer="layout" svg:x1="20.185cm" svg:y1="3.909cm" svg:x2="20.185cm" svg:y2="12.799cm">
          <text:p/>
        </draw:line>
        <draw:frame draw:style-name="gr5" draw:text-style-name="P4" draw:layer="layout" svg:width="7.237cm" svg:height="1.776cm" draw:transform="rotate (1.5707963267946) translate (20.928cm 11.694cm)">
          <draw:text-box>
            <text:p><text:span text:style-name="T1">Code gen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758cm" fo:page-height="16.8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1-08-05T04:13:12</meta:creation-date>
    <dc:date>2011-08-05T04:24:59</dc:date>
    <dc:creator>Mae Marcus</dc:creator>
    <meta:editing-duration>PT00H01M45S</meta:editing-duration>
    <meta:editing-cycles>2</meta:editing-cycles>
    <meta:generator>OpenOffice.org/3.2$Linux OpenOffice.org_project/320m12$Build-9483</meta:generator>
    <meta:document-statistic meta:object-count="26"/>
  </office:meta>
</office:document-meta>
</file>